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58mm"/>
    </style:style>
    <style:style style:name="co5" style:family="table-column">
      <style:table-column-properties fo:break-before="auto" style:column-width="41.59mm"/>
    </style:style>
    <style:style style:name="co6" style:family="table-column">
      <style:table-column-properties fo:break-before="auto" style:column-width="39.69mm"/>
    </style:style>
    <style:style style:name="co7" style:family="table-column">
      <style:table-column-properties fo:break-before="auto" style:column-width="38.63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8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Gain (s21) @200Mhz (dB)</text:p>
          </table:table-cell>
          <table:table-cell table:style-name="ce1" office:value-type="string" calcext:value-type="string">
            <text:p>P1dB @ 200MHz (dBm)</text:p>
          </table:table-cell>
          <table:table-cell table:style-name="ce1" office:value-type="string" calcext:value-type="string">
            <text:p>OIP3 @200Mhz (dBm)</text:p>
          </table:table-cell>
          <table:table-cell table:style-name="ce1" office:value-type="string" calcext:value-type="string">
            <text:p>NF @200Mhz (dB)</text:p>
          </table:table-cell>
          <table:table-cell table:style-name="ce1" office:value-type="string" calcext:value-type="string">
            <text:p>Voltage (V)</text:p>
          </table:table-cell>
          <table:table-cell table:style-name="ce1" office:value-type="string" calcext:value-type="string">
            <text:p>Current (mA)</text:p>
          </table:table-cell>
          <table:table-cell table:style-name="ce1" office:value-type="string" calcext:value-type="string">
            <text:p>Price @ 35 qt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Qorvo</text:p>
          </table:table-cell>
          <table:table-cell office:value-type="string" calcext:value-type="string">
            <text:p>TQP3M9008</text:p>
          </table:table-cell>
          <table:table-cell table:style-name="ce2" office:value-type="string" calcext:value-type="string">
            <text:p><text:a xlink:href="http://www.triquint.com/products/d/DOC-A-00000762" xlink:type="simple">http://www.triquint.com/products/d/DOC-A-00000762</text:a> </text:p>
          </table:table-cell>
          <table:table-cell office:value-type="string" calcext:value-type="string">
            <text:p><text:a xlink:href="http://ca.mouser.com/ProductDetail/Qorvo/TQP3M9008/?qs=sGAEpiMZZMvlz5n0fllKWKAnLs%252bmYxlisVnnsIDoNc4%3D" xlink:type="simple">http://ca.mouser.com/ProductDetail/Qorvo/TQP3M9008/?qs=sGAEpiMZZMvlz5n0fllKWKAnLs%252bmYxlisVnnsIDoNc4%3D</text:a> </text:p>
          </table:table-cell>
          <table:table-cell office:value-type="float" office:value="23.5" calcext:value-type="float">
            <text:p>23.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Amp Used for Old Desig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ADL5536</text:p>
          </table:table-cell>
          <table:table-cell office:value-type="string" calcext:value-type="string">
            <text:p><text:a xlink:href="http://www.mouser.com/ds/2/609/ADL5536-878582.pdf" xlink:type="simple">http://www.mouser.com/ds/2/609/ADL5536-878582.pdf</text:a> </text:p>
          </table:table-cell>
          <table:table-cell office:value-type="string" calcext:value-type="string">
            <text:p><text:a xlink:href="http://ca.mouser.com/ProductDetail/Analog-Devices/ADL5536ARKZ-R7/?qs=sGAEpiMZZMv9Q1JI0Mo%2FtXcNxAAUx7z0" xlink:type="simple">http://ca.mouser.com/ProductDetail/Analog-Devices/ADL5536ARKZ-R7/?qs=sGAEpiMZZMv9Q1JI0Mo%2ftXcNxAAUx7z0</text:a> </text:p>
          </table:table-cell>
          <table:table-cell office:value-type="float" office:value="19.8" calcext:value-type="float">
            <text:p>19.8</text:p>
          </table:table-cell>
          <table:table-cell office:value-type="float" office:value="19.6" calcext:value-type="float">
            <text:p>19.6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Better OIP3, Worse NF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ADL5544</text:p>
          </table:table-cell>
          <table:table-cell office:value-type="string" calcext:value-type="string">
            <text:p><text:a xlink:href="http://www.mouser.com/ds/2/609/ADL5544-916951.pdf" xlink:type="simple">http://www.mouser.com/ds/2/609/ADL5544-916951.pdf</text:a> </text:p>
          </table:table-cell>
          <table:table-cell office:value-type="string" calcext:value-type="string">
            <text:p><text:a xlink:href="http://ca.mouser.com/ProductDetail/Analog-Devices/ADL5544ARKZ-R7/?qs=sGAEpiMZZMtUKTCHc2CNRLO4FQQn%252bMFJ" xlink:type="simple">http://ca.mouser.com/ProductDetail/Analog-Devices/ADL5544ARKZ-R7/?qs=sGAEpiMZZMtUKTCHc2CNRLO4FQQn%252bMFJ</text:a> </text:p>
          </table:table-cell>
          <table:table-cell office:value-type="float" office:value="18.1" calcext:value-type="float">
            <text:p>18.1</text:p>
          </table:table-cell>
          <table:table-cell office:value-type="float" office:value="16.9" calcext:value-type="float">
            <text:p>16.9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Wo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ADL5545</text:p>
          </table:table-cell>
          <table:table-cell office:value-type="string" calcext:value-type="string">
            <text:p><text:a xlink:href="http://www.mouser.com/ds/2/609/ADL5545-916952.pdf" xlink:type="simple">http://www.mouser.com/ds/2/609/ADL5545-916952.pdf</text:a> </text:p>
          </table:table-cell>
          <table:table-cell office:value-type="string" calcext:value-type="string">
            <text:p><text:a xlink:href="http://ca.mouser.com/ProductDetail/Analog-Devices/ADL5545ARKZ-R7/?qs=sGAEpiMZZMtUKTCHc2CNRKet9awLDa7E" xlink:type="simple">http://ca.mouser.com/ProductDetail/Analog-Devices/ADL5545ARKZ-R7/?qs=sGAEpiMZZMtUKTCHc2CNRKet9awLDa7E</text:a> </text:p>
          </table:table-cell>
          <table:table-cell office:value-type="float" office:value="24.8" calcext:value-type="float">
            <text:p>24.8</text:p>
          </table:table-cell>
          <table:table-cell office:value-type="float" office:value="14.6" calcext:value-type="float">
            <text:p>14.6</text:p>
          </table:table-cell>
          <table:table-cell office:value-type="float" office:value="31.5" calcext:value-type="float">
            <text:p>31.5</text:p>
          </table:table-cell>
          <table:table-cell office:value-type="float" office:value="3.1" calcext:value-type="float">
            <text:p>3.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Better GAIN, Worse NF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oadcom</text:p>
          </table:table-cell>
          <table:table-cell office:value-type="string" calcext:value-type="string">
            <text:p>MGA30889</text:p>
          </table:table-cell>
          <table:table-cell office:value-type="string" calcext:value-type="string">
            <text:p><text:a xlink:href="http://www.datasheetspdf.com/mobile/855421/MGA-30889.html" xlink:type="simple">http://www.datasheetspdf.com/mobile/855421/MGA-30889.html</text:a> </text:p>
          </table:table-cell>
          <table:table-cell office:value-type="string" calcext:value-type="string">
            <text:p><text:a xlink:href="http://ca.mouser.com/ProductDetail/Broadcom-Avago/MGA-30889-TR1G/?qs=sGAEpiMZZMvlz5n0fllKWGdEqRAmNggGSgQtDSdRtjs%3D" xlink:type="simple">http://ca.mouser.com/ProductDetail/Broadcom-Avago/MGA-30889-TR1G/?qs=sGAEpiMZZMvlz5n0fllKWGdEqRAmNggGSgQtDSdRtjs%3d</text:a> </text:p>
          </table:table-cell>
          <table:table-cell office:value-type="float" office:value="15.8" calcext:value-type="float">
            <text:p>15.8</text:p>
          </table:table-cell>
          <table:table-cell office:value-type="float" office:value="20.9" calcext:value-type="float">
            <text:p>20.9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Cheapest Option. Low Gain</text:p>
            <text:p>OIP3 only 40 at 200 MHz, and 25C, otherwise 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0P0" style:volatile="true"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text>-</number:text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0P2" style:volatile="true">
      <number:currency-symbol number:language="en" number:country="CA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4" loext:min-decimal-places="4" number:min-integer-digits="1" number:grouping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 number:grouping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5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35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5P0"/>
    </number:currency-style>
    <number:number-style style:name="N10136" number:language="en" number:country="CA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00-00-00</text:date>, <text:time style:data-style-name="N2" text:time-value="23:54:21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0:37:09.106000000</meta:creation-date>
    <dc:date>2018-07-20T23:56:03.167000000</dc:date>
    <meta:editing-duration>PT14M22S</meta:editing-duration>
    <meta:editing-cycles>4</meta:editing-cycles>
    <meta:generator>LibreOffice/6.0.4.2$Windows_X86_64 LibreOffice_project/9b0d9b32d5dcda91d2f1a96dc04c645c450872bf</meta:generator>
    <dc:creator>Brian Markley</dc:creator>
    <meta:document-statistic meta:table-count="1" meta:cell-count="72" meta:object-count="0"/>
  </office:meta>
</office:document-meta>
</file>